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orked:</text:p>
      <text:p text:style-name="Standard">thursday 1:30pm-2:30</text:p>
      <text:p text:style-name="Standard">friday 11am-12am<text:line-break/>friday 2:30-3p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uck </meta:initial-creator>
    <meta:creation-date>2017-09-13T16:29:13.65</meta:creation-date>
    <meta:document-statistic meta:table-count="0" meta:image-count="0" meta:object-count="0" meta:page-count="1" meta:paragraph-count="3" meta:word-count="7" meta:character-count="59"/>
    <dc:date>2017-09-13T17:22:34.42</dc:date>
    <dc:creator>Buck </dc:creator>
    <meta:editing-duration>PT23M31S</meta:editing-duration>
    <meta:editing-cycles>1</meta:editing-cycles>
    <meta:generator>OpenOffice/4.1.3$Win32 OpenOffice.org_project/413m1$Build-9783</meta:generator>
  </office:meta>
</office:document-meta>
</file>